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_LogFactory.BSF_Lo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SF_LogFactory.getLog( Class cl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_LogFactory.getLog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